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itial states</text:p>
          </table:table-cell>
          <table:table-cell office:value-type="string" calcext:value-type="string">
            <text:p>final states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Standard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635" calcext:value-type="float">
            <text:p>4.635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577" calcext:value-type="float">
            <text:p>5.577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761" calcext:value-type="float">
            <text:p>22.761</text:p>
          </table:table-cell>
          <table:table-cell office:value-type="float" office:value="22.291" calcext:value-type="float">
            <text:p>22.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.907" calcext:value-type="float">
            <text:p>25.907</text:p>
          </table:table-cell>
          <table:table-cell office:value-type="float" office:value="21.468" calcext:value-type="float">
            <text:p>21.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6.138" calcext:value-type="float">
            <text:p>66.138</text:p>
          </table:table-cell>
          <table:table-cell office:value-type="float" office:value="63.586" calcext:value-type="float">
            <text:p>63.5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1.578" calcext:value-type="float">
            <text:p>171.578</text:p>
          </table:table-cell>
          <table:table-cell office:value-type="float" office:value="120.698" calcext:value-type="float">
            <text:p>120.6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3.732" calcext:value-type="float">
            <text:p>173.732</text:p>
          </table:table-cell>
          <table:table-cell office:value-type="float" office:value="109.685" calcext:value-type="float">
            <text:p>109.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9.727" calcext:value-type="float">
            <text:p>149.727</text:p>
          </table:table-cell>
          <table:table-cell office:value-type="float" office:value="121.804" calcext:value-type="float">
            <text:p>121.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7.49" calcext:value-type="float">
            <text:p>187.49</text:p>
          </table:table-cell>
          <table:table-cell office:value-type="float" office:value="185.335" calcext:value-type="float">
            <text:p>185.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2.93" calcext:value-type="float">
            <text:p>182.93</text:p>
          </table:table-cell>
          <table:table-cell office:value-type="float" office:value="122.736" calcext:value-type="float">
            <text:p>122.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18.855" calcext:value-type="float">
            <text:p>1018.855</text:p>
          </table:table-cell>
          <table:table-cell office:value-type="float" office:value="632.444" calcext:value-type="float">
            <text:p>632.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87.085" calcext:value-type="float">
            <text:p>387.085</text:p>
          </table:table-cell>
          <table:table-cell office:value-type="float" office:value="318.367" calcext:value-type="float">
            <text:p>318.3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3.841" calcext:value-type="float">
            <text:p>233.841</text:p>
          </table:table-cell>
          <table:table-cell office:value-type="float" office:value="188.802" calcext:value-type="float">
            <text:p>188.8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4.555" calcext:value-type="float">
            <text:p>184.555</text:p>
          </table:table-cell>
          <table:table-cell office:value-type="float" office:value="177.046" calcext:value-type="float">
            <text:p>177.0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22.601" calcext:value-type="float">
            <text:p>622.601</text:p>
          </table:table-cell>
          <table:table-cell office:value-type="float" office:value="429.524" calcext:value-type="float">
            <text:p>429.5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91.189" calcext:value-type="float">
            <text:p>291.189</text:p>
          </table:table-cell>
          <table:table-cell office:value-type="float" office:value="217.198" calcext:value-type="float">
            <text:p>217.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37.387" calcext:value-type="float">
            <text:p>437.387</text:p>
          </table:table-cell>
          <table:table-cell office:value-type="float" office:value="291.733" calcext:value-type="float">
            <text:p>291.7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67.735" calcext:value-type="float">
            <text:p>367.735</text:p>
          </table:table-cell>
          <table:table-cell office:value-type="float" office:value="304.569" calcext:value-type="float">
            <text:p>304.5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14.128" calcext:value-type="float">
            <text:p>1514.128</text:p>
          </table:table-cell>
          <table:table-cell office:value-type="float" office:value="1317.822" calcext:value-type="float">
            <text:p>1317.8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824.14" calcext:value-type="float">
            <text:p>11824.14</text:p>
          </table:table-cell>
          <table:table-cell office:value-type="float" office:value="2017.922" calcext:value-type="float">
            <text:p>2017.9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90.02" calcext:value-type="float">
            <text:p>490.02</text:p>
          </table:table-cell>
          <table:table-cell office:value-type="float" office:value="281.571" calcext:value-type="float">
            <text:p>281.5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23.846" calcext:value-type="float">
            <text:p>523.846</text:p>
          </table:table-cell>
          <table:table-cell office:value-type="float" office:value="325.971" calcext:value-type="float">
            <text:p>325.9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52.155" calcext:value-type="float">
            <text:p>652.155</text:p>
          </table:table-cell>
          <table:table-cell office:value-type="float" office:value="445.657" calcext:value-type="float">
            <text:p>445.6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48.787" calcext:value-type="float">
            <text:p>648.787</text:p>
          </table:table-cell>
          <table:table-cell office:value-type="float" office:value="537.787" calcext:value-type="float">
            <text:p>537.7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899.055" calcext:value-type="float">
            <text:p>899.055</text:p>
          </table:table-cell>
          <table:table-cell office:value-type="float" office:value="663.262" calcext:value-type="float">
            <text:p>663.2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29.374" calcext:value-type="float">
            <text:p>1529.374</text:p>
          </table:table-cell>
          <table:table-cell office:value-type="float" office:value="751.914" calcext:value-type="float">
            <text:p>751.9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6851.737" calcext:value-type="float">
            <text:p>6851.737</text:p>
          </table:table-cell>
          <table:table-cell office:value-type="float" office:value="17261.432" calcext:value-type="float">
            <text:p>17261.4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960.277" calcext:value-type="float">
            <text:p>960.277</text:p>
          </table:table-cell>
          <table:table-cell office:value-type="float" office:value="773.18" calcext:value-type="float">
            <text:p>773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76.888" calcext:value-type="float">
            <text:p>476.888</text:p>
          </table:table-cell>
          <table:table-cell office:value-type="float" office:value="343.919" calcext:value-type="float">
            <text:p>343.9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347.118" calcext:value-type="float">
            <text:p>2347.118</text:p>
          </table:table-cell>
          <table:table-cell office:value-type="float" office:value="1975.548" calcext:value-type="float">
            <text:p>1975.5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97.399" calcext:value-type="float">
            <text:p>1497.399</text:p>
          </table:table-cell>
          <table:table-cell office:value-type="float" office:value="1013.44" calcext:value-type="float">
            <text:p>1013.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265.586" calcext:value-type="float">
            <text:p>2265.586</text:p>
          </table:table-cell>
          <table:table-cell office:value-type="float" office:value="2070.551" calcext:value-type="float">
            <text:p>2070.5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91.16" calcext:value-type="float">
            <text:p>691.16</text:p>
          </table:table-cell>
          <table:table-cell office:value-type="float" office:value="508.97" calcext:value-type="float">
            <text:p>508.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186.006" calcext:value-type="float">
            <text:p>1186.006</text:p>
          </table:table-cell>
          <table:table-cell office:value-type="float" office:value="823.177" calcext:value-type="float">
            <text:p>823.1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022.09" calcext:value-type="float">
            <text:p>1022.09</text:p>
          </table:table-cell>
          <table:table-cell office:value-type="float" office:value="609.859" calcext:value-type="float">
            <text:p>609.8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6632.114" calcext:value-type="float">
            <text:p>6632.114</text:p>
          </table:table-cell>
          <table:table-cell office:value-type="float" office:value="1860.046" calcext:value-type="float">
            <text:p>1860.0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9600.491" calcext:value-type="float">
            <text:p>9600.491</text:p>
          </table:table-cell>
          <table:table-cell office:value-type="float" office:value="3766.739" calcext:value-type="float">
            <text:p>3766.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4256.334" calcext:value-type="float">
            <text:p>4256.334</text:p>
          </table:table-cell>
          <table:table-cell office:value-type="float" office:value="2292.088" calcext:value-type="float">
            <text:p>2292.0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456.885" calcext:value-type="float">
            <text:p>456.885</text:p>
          </table:table-cell>
          <table:table-cell office:value-type="float" office:value="354.8" calcext:value-type="float">
            <text:p>354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769.917" calcext:value-type="float">
            <text:p>1769.917</text:p>
          </table:table-cell>
          <table:table-cell office:value-type="float" office:value="1000.429" calcext:value-type="float">
            <text:p>1000.4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28.213" calcext:value-type="float">
            <text:p>828.213</text:p>
          </table:table-cell>
          <table:table-cell office:value-type="float" office:value="648.917" calcext:value-type="float">
            <text:p>648.9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209.227" calcext:value-type="float">
            <text:p>2209.227</text:p>
          </table:table-cell>
          <table:table-cell office:value-type="float" office:value="1315.256" calcext:value-type="float">
            <text:p>1315.2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3458.72" calcext:value-type="float">
            <text:p>3458.72</text:p>
          </table:table-cell>
          <table:table-cell office:value-type="float" office:value="1721.053" calcext:value-type="float">
            <text:p>1721.0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1795.16" calcext:value-type="float">
            <text:p>11795.16</text:p>
          </table:table-cell>
          <table:table-cell office:value-type="float" office:value="9099.006" calcext:value-type="float">
            <text:p>9099.0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66.978" calcext:value-type="float">
            <text:p>1066.978</text:p>
          </table:table-cell>
          <table:table-cell office:value-type="float" office:value="885.512" calcext:value-type="float">
            <text:p>885.5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5940.879" calcext:value-type="float">
            <text:p>5940.879</text:p>
          </table:table-cell>
          <table:table-cell office:value-type="float" office:value="1600.659" calcext:value-type="float">
            <text:p>1600.6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5833.365" calcext:value-type="float">
            <text:p>5833.365</text:p>
          </table:table-cell>
          <table:table-cell office:value-type="float" office:value="2225.586" calcext:value-type="float">
            <text:p>2225.5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2901.373" calcext:value-type="float">
            <text:p>2901.373</text:p>
          </table:table-cell>
          <table:table-cell office:value-type="float" office:value="2192.969" calcext:value-type="float">
            <text:p>2192.9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80315.011" calcext:value-type="float">
            <text:p>80315.011</text:p>
          </table:table-cell>
          <table:table-cell office:value-type="float" office:value="5764.337" calcext:value-type="float">
            <text:p>5764.3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9353.834" calcext:value-type="float">
            <text:p>19353.834</text:p>
          </table:table-cell>
          <table:table-cell office:value-type="float" office:value="5830.71" calcext:value-type="float">
            <text:p>5830.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3637.505" calcext:value-type="float">
            <text:p>3637.505</text:p>
          </table:table-cell>
          <table:table-cell office:value-type="float" office:value="1277.77" calcext:value-type="float">
            <text:p>1277.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2425.342" calcext:value-type="float">
            <text:p>2425.342</text:p>
          </table:table-cell>
          <table:table-cell office:value-type="float" office:value="1291.495" calcext:value-type="float">
            <text:p>1291.4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0388.6" calcext:value-type="float">
            <text:p>30388.6</text:p>
          </table:table-cell>
          <table:table-cell office:value-type="float" office:value="2088.767" calcext:value-type="float">
            <text:p>2088.7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25692.424" calcext:value-type="float">
            <text:p>25692.424</text:p>
          </table:table-cell>
          <table:table-cell office:value-type="float" office:value="4381.655" calcext:value-type="float">
            <text:p>4381.6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6697.735" calcext:value-type="float">
            <text:p>6697.735</text:p>
          </table:table-cell>
          <table:table-cell office:value-type="float" office:value="3937.086" calcext:value-type="float">
            <text:p>3937.0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217300.01" calcext:value-type="float">
            <text:p>217300.01</text:p>
          </table:table-cell>
          <table:table-cell office:value-type="float" office:value="29111.874" calcext:value-type="float">
            <text:p>29111.8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12134926.891" calcext:value-type="float">
            <text:p>1.21E+07</text:p>
          </table:table-cell>
          <table:table-cell office:value-type="float" office:value="73378.182" calcext:value-type="float">
            <text:p>73378.1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2" calcext:value-type="float">
            <text:p>52</text:p>
          </table:table-cell>
          <table:table-cell office:value-type="float" office:value="20704.448" calcext:value-type="float">
            <text:p>20704.448</text:p>
          </table:table-cell>
          <table:table-cell office:value-type="float" office:value="3683.926" calcext:value-type="float">
            <text:p>3683.9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office:value-type="float" office:value="24919.909" calcext:value-type="float">
            <text:p>24919.909</text:p>
          </table:table-cell>
          <table:table-cell office:value-type="float" office:value="3600.731" calcext:value-type="float">
            <text:p>3600.7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float" office:value="5192036.535" calcext:value-type="float">
            <text:p>5192036.535</text:p>
          </table:table-cell>
          <table:table-cell office:value-type="float" office:value="50749.126" calcext:value-type="float">
            <text:p>50749.1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  <table:table-cell office:value-type="float" office:value="458159.502" calcext:value-type="float">
            <text:p>458159.502</text:p>
          </table:table-cell>
          <table:table-cell office:value-type="float" office:value="82260.851" calcext:value-type="float">
            <text:p>82260.8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  <table:table-cell office:value-type="float" office:value="4100.809" calcext:value-type="float">
            <text:p>4100.809</text:p>
          </table:table-cell>
          <table:table-cell office:value-type="float" office:value="2759.988" calcext:value-type="float">
            <text:p>2759.98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5" calcext:value-type="float">
            <text:p>35</text:p>
          </table:table-cell>
          <table:table-cell office:value-type="float" office:value="3094.855" calcext:value-type="float">
            <text:p>3094.855</text:p>
          </table:table-cell>
          <table:table-cell office:value-type="float" office:value="2195.078" calcext:value-type="float">
            <text:p>2195.0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156978308.528" calcext:value-type="float">
            <text:p>1.57E+08</text:p>
          </table:table-cell>
          <table:table-cell office:value-type="float" office:value="135892.344" calcext:value-type="float">
            <text:p>135892.34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7" calcext:value-type="float">
            <text:p>67</text:p>
          </table:table-cell>
          <table:table-cell office:value-type="float" office:value="871936.564" calcext:value-type="float">
            <text:p>871936.564</text:p>
          </table:table-cell>
          <table:table-cell office:value-type="float" office:value="42937.909" calcext:value-type="float">
            <text:p>42937.909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77" calcext:value-type="float">
            <text:p>77</text:p>
          </table:table-cell>
          <table:table-cell office:value-type="float" office:value="29969.725" calcext:value-type="float">
            <text:p>29969.725</text:p>
          </table:table-cell>
          <table:table-cell office:value-type="float" office:value="18473.476" calcext:value-type="float">
            <text:p>18473.47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0" calcext:value-type="float">
            <text:p>80</text:p>
          </table:table-cell>
          <table:table-cell office:value-type="float" office:value="36393.904" calcext:value-type="float">
            <text:p>36393.904</text:p>
          </table:table-cell>
          <table:table-cell office:value-type="float" office:value="17951.297" calcext:value-type="float">
            <text:p>17951.297</text:p>
          </table:table-cell>
        </table:table-row>
      </table:table>
      <table:named-expressions/>
      <table:database-ranges>
        <table:database-range table:name="__Anonymous_Sheet_DB__0" table:target-range-address="Sheet1.A2:Sheet1.D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1:00:01.359530139</meta:creation-date>
    <dc:date>2018-01-16T21:21:29.181901706</dc:date>
    <meta:editing-duration>PT1M5S</meta:editing-duration>
    <meta:editing-cycles>1</meta:editing-cycles>
    <meta:document-statistic meta:table-count="1" meta:cell-count="280" meta:object-count="0"/>
    <meta:generator>LibreOffice/5.1.6.2$Linux_X86_64 LibreOffice_project/10m0$Build-2</meta:generator>
  </office:meta>
</office:document-meta>
</file>